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table:style-name="ce1"/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7" table:style-name="ce1"/>
          <table:table-cell office:value-type="string" table:style-name="ce1">
            <text:p>36,28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6000000000000005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16" table:style-name="ce1">
            <text:p>716</text:p>
          </table:table-cell>
          <table:table-cell office:value-type="float" office:value="153" table:style-name="ce1">
            <text:p>153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3,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.900000000000006" table:style-name="ce1">
            <text:p>67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6,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7.85" table:style-name="ce1">
            <text:p>97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4,992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3,362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73.319999999999993" table:style-name="ce1">
            <text:p>73.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7" table:style-name="ce1"/>
          <table:table-cell office:value-type="string" table:style-name="ce1">
            <text:p>11,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7" table:style-name="ce1"/>
          <table:table-cell office:value-type="float" office:value="396" table:style-name="ce1">
            <text:p>39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68" table:style-name="ce1">
            <text:p>968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3.08" table:style-name="ce1">
            <text:p>3.0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9,614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1.07" table:style-name="ce1">
            <text:p>19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9,217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.89" table:style-name="ce1">
            <text:p>39.8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48,6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7" table:style-name="ce1">
            <text:p>37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74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.36" table:style-name="ce1">
            <text:p>12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46" table:style-name="ce1">
            <text:p>46</text:p>
          </table:table-cell>
          <table:table-cell office:value-type="float" office:value="122" table:style-name="ce1">
            <text:p>122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77" table:style-name="ce1">
            <text:p>0.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0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7" table:style-name="ce1">
            <text:p>1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2,340</text:p>
          </table:table-cell>
          <table:table-cell office:value-type="string" table:style-name="ce1">
            <text:p>3,316</text:p>
          </table:table-cell>
          <table:table-cell office:value-type="float" office:value="6" table:style-name="ce1">
            <text:p>6</text:p>
          </table:table-cell>
          <table:table-cell office:value-type="float" office:value="32.89" table:style-name="ce1">
            <text:p>32.8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138,82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3,394</text:p>
          </table:table-cell>
          <table:table-cell office:value-type="float" office:value="322" table:style-name="ce1">
            <text:p>322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36,287</text:p>
          </table:table-cell>
          <table:table-cell office:value-type="string" table:style-name="ce1">
            <text:p>116,52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8.35" table:style-name="ce1">
            <text:p>168.3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09,56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46" table:style-name="ce1">
            <text:p>46</text:p>
          </table:table-cell>
          <table:table-cell office:value-type="float" office:value="877" table:style-name="ce1">
            <text:p>87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.61" table:style-name="ce1">
            <text:p>13.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7" table:style-name="ce1"/>
          <table:table-cell office:value-type="float" office:value="344" table:style-name="ce1">
            <text:p>34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40,558</text:p>
          </table:table-cell>
          <table:table-cell office:value-type="string" table:style-name="ce1">
            <text:p>116,883</text:p>
          </table:table-cell>
          <table:table-cell office:value-type="float" office:value="93" table:style-name="ce1">
            <text:p>93</text:p>
          </table:table-cell>
          <table:table-cell office:value-type="float" office:value="128.29" table:style-name="ce1">
            <text:p>128.29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1">
            <text:p>278,6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uba g</text:p>
          </table:table-cell>
          <table:table-cell office:value-type="float" office:value="28" table:style-name="ce1">
            <text:p>28</text:p>
          </table:table-cell>
          <table:table-cell office:value-type="float" office:value="698" table:style-name="ce1">
            <text:p>69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uracaog</text:p>
          </table:table-cell>
          <table:table-cell table:number-columns-repeated="7" table:style-name="ce1"/>
          <table:table-cell office:value-type="float" office:value="149" table:style-name="ce1">
            <text:p>1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,59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19,825</text:p>
          </table:table-cell>
          <table:table-cell office:value-type="string" table:style-name="ce1">
            <text:p>121,785</text:p>
          </table:table-cell>
          <table:table-cell office:value-type="float" office:value="257" table:style-name="ce1">
            <text:p>257</text:p>
          </table:table-cell>
          <table:table-cell office:value-type="float" office:value="44.25" table:style-name="ce1">
            <text:p>44.25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1">
            <text:p>998,0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Epidemiological Week for which information is available.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52Z</meta:creation-date>
    <dc:date>2018-09-01T15:23:01Z</dc:date>
  </office:meta>
</office:document-meta>
</file>